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 really enjoyed this article. I think it is refreshing to read a piece about the impact of music on someone's life rather than the analytic and political side of music writing. The piece was very well written and grabbed my attention from the get-go. It's a really sad story. Beyond the music writing aspect, I think that draws in a lot of sympathy to the writing. I think that the reason it is such a powerful piece is because of how much people can relate to it. Just about everybody has a few songs that are just inextricable to some sort of vivid memory, good or bad. I definitely have a few songs on my phone still that I will skip 100% of the time just because I don't want to think about how I felt when that song was important to me, or a song that will come up unexpectedly in a youtube playlist and blindside you while working. </text:p>
      <text:p text:style-name="Standard"><text:tab/>If I had to pick a favorite non-academic piece from this semester, it would definitely have to be this one, with the Hornby article coming second. I really enjoy reading about how other people identify with their music and what significance it has to them because I think it's something that everybody can relate to. This piece just had a little more emotion behind it than the Hornby piece, and it also had more of a storytelling feeling to it. Also, I feel like I relate a little more to this pie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1-18T23:56:03.34</meta:creation-date>
    <meta:document-statistic meta:table-count="0" meta:image-count="0" meta:object-count="0" meta:page-count="1" meta:paragraph-count="2" meta:word-count="253" meta:character-count="1342"/>
    <dc:date>2015-11-19T00:20:44.38</dc:date>
    <dc:creator>Robert Ritchie</dc:creator>
    <meta:editing-duration>PT8M20S</meta:editing-duration>
    <meta:editing-cycles>1</meta:editing-cycles>
    <meta:generator>OpenOffice/4.1.1$Win32 OpenOffice.org_project/411m6$Build-9775</meta:generator>
  </office:meta>
</office:document-meta>
</file>